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6cm" table:align="right" style:writing-mode="lr-tb"/>
    </style:style>
    <style:style style:name="Table12.A" style:family="table-column">
      <style:table-column-properties style:column-width="3.388cm"/>
    </style:style>
    <style:style style:name="Table12.B" style:family="table-column">
      <style:table-column-properties style:column-width="13.571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cm" table:align="right" style:writing-mode="lr-tb"/>
    </style:style>
    <style:style style:name="Table4.A" style:family="table-column">
      <style:table-column-properties style:column-width="3.388cm"/>
    </style:style>
    <style:style style:name="Table4.B" style:family="table-column">
      <style:table-column-properties style:column-width="13.571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table:align="right" style:writing-mode="lr-tb"/>
    </style:style>
    <style:style style:name="Table5.A" style:family="table-column">
      <style:table-column-properties style:column-width="3.388cm"/>
    </style:style>
    <style:style style:name="Table5.B" style:family="table-column">
      <style:table-column-properties style:column-width="13.571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6cm" table:align="right" style:writing-mode="lr-tb"/>
    </style:style>
    <style:style style:name="Table6.A" style:family="table-column">
      <style:table-column-properties style:column-width="3.388cm"/>
    </style:style>
    <style:style style:name="Table6.B" style:family="table-column">
      <style:table-column-properties style:column-width="13.571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6cm" table:align="right" style:writing-mode="lr-tb"/>
    </style:style>
    <style:style style:name="Table7.A" style:family="table-column">
      <style:table-column-properties style:column-width="3.388cm"/>
    </style:style>
    <style:style style:name="Table7.B" style:family="table-column">
      <style:table-column-properties style:column-width="13.571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6cm" table:align="right" style:writing-mode="lr-tb"/>
    </style:style>
    <style:style style:name="Table8.A" style:family="table-column">
      <style:table-column-properties style:column-width="3.388cm"/>
    </style:style>
    <style:style style:name="Table8.B" style:family="table-column">
      <style:table-column-properties style:column-width="13.571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6cm" table:align="right" style:writing-mode="lr-tb"/>
    </style:style>
    <style:style style:name="Table9.A" style:family="table-column">
      <style:table-column-properties style:column-width="3.388cm"/>
    </style:style>
    <style:style style:name="Table9.B" style:family="table-column">
      <style:table-column-properties style:column-width="13.571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6cm" table:align="right" style:writing-mode="lr-tb"/>
    </style:style>
    <style:style style:name="Table10.A" style:family="table-column">
      <style:table-column-properties style:column-width="3.388cm"/>
    </style:style>
    <style:style style:name="Table10.B" style:family="table-column">
      <style:table-column-properties style:column-width="13.571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1" fo:font-size="10pt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fo:color="#000000" style:font-name="Arial1" fo:font-size="10pt" style:font-size-asian="10pt" style:font-size-complex="10pt"/>
    </style:style>
    <style:style style:name="P33" style:family="paragraph" style:parent-style-name="Standard">
      <style:text-properties style:font-name="Arial1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fo:color="#ff0000" style:font-name="Arial1" fo:font-size="10pt" style:font-size-asian="10pt" style:font-size-complex="10pt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Corpo_20_Fluxo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43" style:family="paragraph" style:parent-style-name="Corpo_20_Fluxo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4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language-asian="en" style:country-asian="US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rial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fo:color="#000000"/>
    </style:style>
    <style:style style:name="T10" style:family="text">
      <style:text-properties fo:color="#000000" style:font-name="ARial"/>
    </style:style>
    <style:style style:name="T11" style:family="text">
      <style:text-properties style:language-asian="en" style:country-asian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– Discente</text:p>
      <text:p text:style-name="P7"/>
      <text:p text:style-name="P4"/>
      <text:p text:style-name="P8"/>
      <text:p text:style-name="P8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Goiânia, Junho de 2006</text:p>
      <text:p text:style-name="P10"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  <table:table-row>
          <table:table-cell table:style-name="Tabela1.A2" office:value-type="string">
            <text:p text:style-name="P15">0.3</text:p>
          </table:table-cell>
          <table:table-cell table:style-name="Tabela1.A2" office:value-type="string">
            <text:p text:style-name="P15">22/06/2006</text:p>
          </table:table-cell>
          <table:table-cell table:style-name="Tabela1.A2" office:value-type="string">
            <text:p text:style-name="P15">A5, A6, A9 e A16</text:p>
          </table:table-cell>
          <table:table-cell table:style-name="Tabela1.D2" office:value-type="string">
            <text:p text:style-name="P15">- Atualização das referências aos Requisitos Não Funcionais;</text:p>
            <text:p text:style-name="P15">- Exclusão da Legenda para Pacotes de Requisitos Não Funcionais<text:span text:style-name="T6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eâmbulo </text:p>
      <text:p text:style-name="P17"/>
      <text:p text:style-name="P18"><text:tab/>O gerenciamento da instituição envolve o acompanhamento da vida acadêmica de alunos. Neste documento estão descritos os casos de uso que auxiliam as atividades da instituição da perspectiva do dia-a-dia administrativo dos alunos.</text:p>
      <text:p text:style-name="P19"/>
      <text:p text:style-name="P20">1 - Caso de Uso C.D.1 - Matricular Aluno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">Caso de uso:</text:p>
          </table:table-cell>
          <table:table-cell table:style-name="Table12.B1" office:value-type="string">
            <text:p text:style-name="P22">Matricular Aluno</text:p>
          </table:table-cell>
        </table:table-row>
        <table:table-row>
          <table:table-cell table:style-name="Table12.A2" office:value-type="string">
            <text:p text:style-name="P23">ID:</text:p>
          </table:table-cell>
          <table:table-cell table:style-name="Table12.B2" office:value-type="string">
            <text:p text:style-name="P24">C.D.1</text:p>
          </table:table-cell>
        </table:table-row>
        <table:table-row>
          <table:table-cell table:style-name="Table12.A2" office:value-type="string">
            <text:p text:style-name="P25">Propósito:</text:p>
          </table:table-cell>
          <table:table-cell table:style-name="Table12.B2" office:value-type="string">
            <text:p text:style-name="P26">Este caso de uso tem como função realizar a matrícula do aluno.</text:p>
          </table:table-cell>
        </table:table-row>
        <table:table-row>
          <table:table-cell table:style-name="Table12.A2" office:value-type="string">
            <text:p text:style-name="P23">Descrição:</text:p>
          </table:table-cell>
          <table:table-cell table:style-name="Table12.B2" office:value-type="string">
            <text:p text:style-name="P27">Ao longo do curso o aluno terá que efetuar matrículas periódicas, conforme a freqüência do programa. </text:p>
          </table:table-cell>
        </table:table-row>
        <table:table-row>
          <table:table-cell table:style-name="Table12.A2" office:value-type="string">
            <text:p text:style-name="P23">Ator(es):</text:p>
          </table:table-cell>
          <table:table-cell table:style-name="Table12.B2" office:value-type="string">
            <text:p text:style-name="P28">Aluno</text:p>
          </table:table-cell>
        </table:table-row>
        <table:table-row>
          <table:table-cell table:style-name="Table12.A2" office:value-type="string">
            <text:p text:style-name="P23">Fluxo Principal:</text:p>
          </table:table-cell>
          <table:table-cell table:style-name="Table12.B2" office:value-type="string">
            <text:p text:style-name="P29">01 <text:s/>Aluno preenche as informações para efetuar sua matrícula;</text:p>
            <text:p text:style-name="P29">02 <text:s/>Aluno requisita a confirmação da operação;</text:p>
            <text:p text:style-name="P29">03 <text:s/>Sistema confirma a operação registrando a matrícula do Aluno;</text:p>
          </table:table-cell>
        </table:table-row>
        <table:table-row>
          <table:table-cell table:style-name="Table12.A2" office:value-type="string">
            <text:p text:style-name="P23">Fluxo Alternativo:</text:p>
          </table:table-cell>
          <table:table-cell table:style-name="Table12.B2" office:value-type="string">
            <text:p text:style-name="P29">No item 03, o sistema exibe mensagem contendo campos obrigatórios que não foram preenchidos e aqueles contendo informações inconsistentes, o sistema sugere que sejam fornecidas e alteradas, respectivamente.</text:p>
            <text:p text:style-name="P29">No item 03, caso o Aluno tente efetuar a matrícula fora do período estipulado no edital, o caso de uso termina.</text:p>
            <text:p text:style-name="P29">No item 03, caso o aluno esteja efetuando matrícula no programa de Pós-Graduação e não possui a titulação mínima de graduação, o caso de uso termina.</text:p>
            <text:p text:style-name="P29">No item 03, caso o aluno esteja efetuando matrícula no programa de Pós-Graduação e não possui autorização do orientador, o caso de uso termina.</text:p>
            <text:p text:style-name="P30">No item 03, caso o aluno já esteja matriculado em um programa de Pós-Graduação e queira fazer matrícula em um outro, o caso de uso termina.</text:p>
            <text:p text:style-name="P29">No item 03, caso o aluno já tenha realizado a defesa do mesmo, o caso de uso termina.</text:p>
          </table:table-cell>
        </table:table-row>
        <table:table-row>
          <table:table-cell table:style-name="Table12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2.B"/>
              <table:table-row>
                <table:table-cell table:style-name="Table12.B2" office:value-type="string">
                  <text:p text:style-name="P31">Regras de Negócio: RN 12.1, RN 12.2,<text:span text:style-name="T7"> </text:span>RN 12.3,<text:span text:style-name="T7"> </text:span>RN 12.4,<text:span text:style-name="T7"> </text:span>RN 12.5,<text:span text:style-name="T7"> </text:span>RN 12.6,<text:span text:style-name="T7"> </text:span>RN 12.7, RN 12.8, RN 12.9, RN 12.10, RN 3.11, RN 14.1, RN 14.8, RN 14.9, RN 14.10, RN 14.11.</text:p>
                </table:table-cell>
              </table:table-row>
              <table:table-row>
                <table:table-cell table:style-name="Table12.B2" office:value-type="string">
                  <text:p text:style-name="P32">Não Funcionais: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2.A2" office:value-type="string">
            <text:p text:style-name="P23">Prioridade:</text:p>
          </table:table-cell>
          <table:table-cell table:style-name="Table12.B2" office:value-type="string">
            <text:p text:style-name="P23">Alta</text:p>
          </table:table-cell>
        </table:table-row>
      </table:table>
      <text:p text:style-name="P33"/>
      <text:p text:style-name="P20">2 - Caso de Uso C.D.2 - Requerer Desligamento do Alun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Caso de uso:</text:p>
          </table:table-cell>
          <table:table-cell table:style-name="Table2.B1" office:value-type="string">
            <text:p text:style-name="P22">Requerer Desligamento do Aluno</text:p>
          </table:table-cell>
        </table:table-row>
        <table:table-row>
          <table:table-cell table:style-name="Table2.A2" office:value-type="string">
            <text:p text:style-name="P23">ID:</text:p>
          </table:table-cell>
          <table:table-cell table:style-name="Table2.B2" office:value-type="string">
            <text:p text:style-name="P24">C.D.2</text:p>
          </table:table-cell>
        </table:table-row>
        <table:table-row>
          <table:table-cell table:style-name="Table2.A2" office:value-type="string">
            <text:p text:style-name="P25">Propósito:</text:p>
          </table:table-cell>
          <table:table-cell table:style-name="Table2.B2" office:value-type="string">
            <text:p text:style-name="P26">Este caso de uso tem como função requerer o desligamento do aluno.</text:p>
          </table:table-cell>
        </table:table-row>
        <table:table-row>
          <table:table-cell table:style-name="Table2.A2" office:value-type="string">
            <text:p text:style-name="P23">Descrição:</text:p>
          </table:table-cell>
          <table:table-cell table:style-name="Table2.B2" office:value-type="string">
            <text:p text:style-name="P27">Este caso de uso permite ao Aluno requerer seu desligamento da Instituição.</text:p>
          </table:table-cell>
        </table:table-row>
        <table:table-row>
          <table:table-cell table:style-name="Table2.A2" office:value-type="string">
            <text:p text:style-name="P23">Ator(es):</text:p>
          </table:table-cell>
          <table:table-cell table:style-name="Table2.B2" office:value-type="string">
            <text:p text:style-name="P28">Aluno</text:p>
          </table:table-cell>
        </table:table-row>
        <table:table-row>
          <table:table-cell table:style-name="Table2.A2" office:value-type="string">
            <text:p text:style-name="P23">Fluxo Principal:</text:p>
          </table:table-cell>
          <table:table-cell table:style-name="Table2.B2" office:value-type="string">
            <text:p text:style-name="P34">01 Aluno preenche as informações para requerer desligamento;</text:p>
            <text:p text:style-name="P34">02 Aluno requisita a confirmação da operação;</text:p>
            <text:p text:style-name="P34">03 Sistema confirma a operação.</text:p>
          </table:table-cell>
        </table:table-row>
        <table:table-row>
          <table:table-cell table:style-name="Table2.A2" office:value-type="string">
            <text:p text:style-name="P23">Fluxo Alternativo:</text:p>
          </table:table-cell>
          <table:table-cell table:style-name="Table2.B2" office:value-type="string">
            <text:p text:style-name="P34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1">Regras de Negócio: RN 6.1, RN 17.1, RN 17.3</text:p>
                </table:table-cell>
              </table:table-row>
              <table:table-row>
                <table:table-cell table:style-name="Table2.B2" office:value-type="string">
                  <text:p text:style-name="P32">Não Funcionais: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3">Prioridade:</text:p>
          </table:table-cell>
          <table:table-cell table:style-name="Table2.B2" office:value-type="string">
            <text:p text:style-name="P23">Média</text:p>
          </table:table-cell>
        </table:table-row>
      </table:table>
      <text:p text:style-name="P33"/>
      <text:p text:style-name="P35"/>
      <text:p text:style-name="P20">3 - Caso de Uso C.D.3 - Requerer Trancamento do Alun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Caso de uso:</text:p>
          </table:table-cell>
          <table:table-cell table:style-name="Table3.B1" office:value-type="string">
            <text:p text:style-name="P22">Requerer Trancamento do Aluno</text:p>
          </table:table-cell>
        </table:table-row>
        <table:table-row>
          <table:table-cell table:style-name="Table3.A2" office:value-type="string">
            <text:p text:style-name="P23">ID:</text:p>
          </table:table-cell>
          <table:table-cell table:style-name="Table3.B2" office:value-type="string">
            <text:p text:style-name="P24">C.D.3</text:p>
          </table:table-cell>
        </table:table-row>
        <table:table-row>
          <table:table-cell table:style-name="Table3.A2" office:value-type="string">
            <text:p text:style-name="P25">Propósito:</text:p>
          </table:table-cell>
          <table:table-cell table:style-name="Table3.B2" office:value-type="string">
            <text:p text:style-name="P26">Este caso de uso tem como função requerer o trancamento do aluno.</text:p>
          </table:table-cell>
        </table:table-row>
        <table:table-row>
          <table:table-cell table:style-name="Table3.A2" office:value-type="string">
            <text:p text:style-name="P23">Descrição:</text:p>
          </table:table-cell>
          <table:table-cell table:style-name="Table3.B2" office:value-type="string">
            <text:p text:style-name="P27">Este caso de uso permite ao Aluno requerer seu trancamento de matrícula na Instituição.</text:p>
          </table:table-cell>
        </table:table-row>
        <table:table-row>
          <table:table-cell table:style-name="Table3.A2" office:value-type="string">
            <text:p text:style-name="P23">Ator(es):</text:p>
          </table:table-cell>
          <table:table-cell table:style-name="Table3.B2" office:value-type="string">
            <text:p text:style-name="P36">Aluno</text:p>
          </table:table-cell>
        </table:table-row>
        <table:table-row>
          <table:table-cell table:style-name="Table3.A2" office:value-type="string">
            <text:p text:style-name="P23">Fluxo Principal:</text:p>
          </table:table-cell>
          <table:table-cell table:style-name="Table3.B2" office:value-type="string">
            <text:p text:style-name="P29">01 Aluno preenche as informações para requerer trancamento;</text:p>
            <text:p text:style-name="P29">02 Aluno requisita a confirmação da operação;</text:p>
            <text:p text:style-name="P29">03 Sistema confirma a operação.</text:p>
            <text:p text:style-name="P29">04 Sistema envia email para orientador autoizar;</text:p>
          </table:table-cell>
        </table:table-row>
        <table:table-row>
          <table:table-cell table:style-name="Table3.A2" office:value-type="string">
            <text:p text:style-name="P23">Fluxo Alternativo:</text:p>
          </table:table-cell>
          <table:table-cell table:style-name="Table3.B2" office:value-type="string">
            <text:p text:style-name="P34">No item 02, o sistema exibe mensagem contendo campos obrigatórios que não foram preenchidos e aqueles contendo informações inconsistentes, o sistema sugere que sejam fornecidas e alteradas, respectivamente.</text:p>
            <text:p text:style-name="P29">No item 04, caso o Aluno não possua a justificativa expressa do orientador, o caso de uso termina. </text:p>
          </table:table-cell>
        </table:table-row>
        <table:table-row>
          <table:table-cell table:style-name="Table3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37">Regras de Negócio: RN 12.13, RN 17.2</text:p>
                </table:table-cell>
              </table:table-row>
              <table:table-row>
                <table:table-cell table:style-name="Table3.B2" office:value-type="string">
                  <text:p text:style-name="P32">Não Funcionais: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3">Prioridade:</text:p>
          </table:table-cell>
          <table:table-cell table:style-name="Table3.B2" office:value-type="string">
            <text:p text:style-name="P23">Média</text:p>
          </table:table-cell>
        </table:table-row>
      </table:table>
      <text:p text:style-name="P33"/>
      <text:p text:style-name="P35"/>
      <text:p text:style-name="P20">4 - Caso de Uso C.D.4 - Alterar Situação de Alun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:</text:p>
          </table:table-cell>
          <table:table-cell table:style-name="Table1.B1" office:value-type="string">
            <text:p text:style-name="P22">Alterar Situação de Aluno</text:p>
          </table:table-cell>
        </table:table-row>
        <table:table-row>
          <table:table-cell table:style-name="Table1.A2" office:value-type="string">
            <text:p text:style-name="P23">ID:</text:p>
          </table:table-cell>
          <table:table-cell table:style-name="Table1.B2" office:value-type="string">
            <text:p text:style-name="P24">C.D.4</text:p>
          </table:table-cell>
        </table:table-row>
        <table:table-row>
          <table:table-cell table:style-name="Table1.A2" office:value-type="string">
            <text:p text:style-name="P25">Propósito:</text:p>
          </table:table-cell>
          <table:table-cell table:style-name="Table1.B2" office:value-type="string">
            <text:p text:style-name="P26">Este caso de uso tem como função alterar a situação de um aluno.</text:p>
          </table:table-cell>
        </table:table-row>
        <table:table-row>
          <table:table-cell table:style-name="Table1.A2" office:value-type="string">
            <text:p text:style-name="P23">Descrição:</text:p>
          </table:table-cell>
          <table:table-cell table:style-name="Table1.B2" office:value-type="string">
            <text:p text:style-name="P38">A situação de um aluno sofre alterações pela secretaria ao longo do programa do qual participa. Todas as situações devem ser mantidas em um registro cronológico, indicando o motivo e, se for o caso, o usuário que efetuou a alteração. Dessa forma, pode-se recuperar a “história” do aluno no programa em questão.</text:p>
          </table:table-cell>
        </table:table-row>
        <table:table-row>
          <table:table-cell table:style-name="Table1.A2" office:value-type="string">
            <text:p text:style-name="P23">Ator(es):</text:p>
          </table:table-cell>
          <table:table-cell table:style-name="Table1.B2" office:value-type="string">
            <text:p text:style-name="P28">Coordenação</text:p>
          </table:table-cell>
        </table:table-row>
        <table:table-row>
          <table:table-cell table:style-name="Table1.A2" office:value-type="string">
            <text:p text:style-name="P23">Fluxo Principal:</text:p>
          </table:table-cell>
          <table:table-cell table:style-name="Table1.B2" office:value-type="string">
            <text:p text:style-name="P29">01 Coordenação solicita ao Sistema uma alteração de situação do Aluno;</text:p>
            <text:p text:style-name="P29">02 Coordenação seleciona aluno;</text:p>
            <text:p text:style-name="P29">03 Secretaria informa a nova situação do Aluno;</text:p>
            <text:p text:style-name="P29">04 Secretaria requisita a confirmação da operação;</text:p>
            <text:p text:style-name="P27">05 Sistema confirma a operação, alterando a situação do Aluno.</text:p>
          </table:table-cell>
        </table:table-row>
        <table:table-row>
          <table:table-cell table:style-name="Table1.A2" office:value-type="string">
            <text:p text:style-name="P23">Fluxo Alternativo:</text:p>
          </table:table-cell>
          <table:table-cell table:style-name="Table1.B2" office:value-type="string">
            <text:p text:style-name="P29">No item 04, o sistema exibe mensagem contendo campos obrigatórios que não foram preenchidos e aqueles contendo informações inconsistentes, o sistema sugere que sejam <text:tab/>fornecidas e alteradas, respectivamente.</text:p>
            <text:p text:style-name="P29">No item 04, caso a nova situação do Aluno seja de desligamento, o desligamento seja por não efetuar matrícula, e o sistema encontre uma matrícula para o Aluno, caso de uso termina.</text:p>
            <text:p text:style-name="P29">No item 04, caso a nova situação do Aluno seja de desligamento, o desligamento seja por faltas, e o sistema verificar que o Aluno possui a freqüência mínima para aprovação, caso de uso termina.</text:p>
            <text:p text:style-name="P29">No item 04, caso a nova situação do Aluno seja de desligamento, o desligamento seja por avaliação de desempenho, e o sistema verificar que o Aluno possui desempenho suficiente para ser aprovado, caso de uso termina.</text:p>
            <text:p text:style-name="P29">No item 04, caso a nova situação do Aluno seja de desligamento, o desligamento seja por reprovação em exame de qualificação, e o sistema verificar que o Aluno foi aprovado, caso de uso termina.</text:p>
            <text:p text:style-name="P29">No item 04, caso a nova situação do Aluno seja de desligamento, o desligamento seja por não comprovar integralização curricular no prazo máximo estabelecido pelo regulamento de cada programa, e o sistema verificar que o Aluno integralizou, caso de uso termina.</text:p>
            <text:p text:style-name="P30">No item 04, caso a nova situação do Aluno seja de trancamento e o Aluno não possua a concessão da coordenação, caso de uso termina.</text:p>
            <text:p text:style-name="P30">No item 04, caso a nova situação do Aluno seja de trancamento e o Aluno esteja durante a vigência da prorrogação de prazo para a conclusão do produto final, caso de uso termina.</text:p>
            <text:p text:style-name="P27">No item 04, caso a nova situação do Aluno seja de trancamento e o Aluno esteja fora do período letivo em execução, caso de uso termina.</text:p>
          </table:table-cell>
        </table:table-row>
        <table:table-row>
          <table:table-cell table:style-name="Table1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31">Regras de Negócio: RN 12.16, RN 12.11, RN 12.12, RN 6.8, RN 6.7, RN 6.9, RN 6.10, RN 6.2, RN 6.3, RN 6.5, RN 6.6</text:p>
                </table:table-cell>
              </table:table-row>
              <table:table-row>
                <table:table-cell table:style-name="Table1.B2" office:value-type="string">
                  <text:p text:style-name="P39"><text:span text:style-name="T9">Não Funcionais:</text:span> <text:span text:style-name="T10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3">Prioridade:</text:p>
          </table:table-cell>
          <table:table-cell table:style-name="Table1.B2" office:value-type="string">
            <text:p text:style-name="P23">Média</text:p>
          </table:table-cell>
        </table:table-row>
      </table:table>
      <text:p text:style-name="P33"/>
      <text:p text:style-name="P20">5 - Caso de Uso C.D.5 – Cadastrar Auxíli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aso de uso:</text:p>
          </table:table-cell>
          <table:table-cell table:style-name="Table4.B1" office:value-type="string">
            <text:p text:style-name="P22">Cadastrar Auxílio</text:p>
          </table:table-cell>
        </table:table-row>
        <table:table-row>
          <table:table-cell table:style-name="Table4.A2" office:value-type="string">
            <text:p text:style-name="P23">ID:</text:p>
          </table:table-cell>
          <table:table-cell table:style-name="Table4.B2" office:value-type="string">
            <text:p text:style-name="P24">C.D.5</text:p>
          </table:table-cell>
        </table:table-row>
        <table:table-row>
          <table:table-cell table:style-name="Table4.A2" office:value-type="string">
            <text:p text:style-name="P25">Propósito:</text:p>
          </table:table-cell>
          <table:table-cell table:style-name="Table4.B2" office:value-type="string">
            <text:p text:style-name="P26">Este caso de uso tem como função cadastrar os auxílios recebidos pelos alunos;</text:p>
          </table:table-cell>
        </table:table-row>
        <table:table-row>
          <table:table-cell table:style-name="Table4.A2" office:value-type="string">
            <text:p text:style-name="P23">Descrição:</text:p>
          </table:table-cell>
          <table:table-cell table:style-name="Table4.B2" office:value-type="string">
            <text:p text:style-name="P38">Os períodos correspondentes aos auxílios, os respectivos órgãos de fomento e os valores mensais fornecidos por estes órgãos estão entre as informações a serem manipuladas.</text:p>
          </table:table-cell>
        </table:table-row>
        <table:table-row>
          <table:table-cell table:style-name="Table4.A2" office:value-type="string">
            <text:p text:style-name="P23">Ator(es):</text:p>
          </table:table-cell>
          <table:table-cell table:style-name="Table4.B2" office:value-type="string">
            <text:p text:style-name="P28">Coordenação</text:p>
          </table:table-cell>
        </table:table-row>
        <table:table-row>
          <table:table-cell table:style-name="Table4.A2" office:value-type="string">
            <text:p text:style-name="P23">Fluxo Principal:</text:p>
          </table:table-cell>
          <table:table-cell table:style-name="Table4.B2" office:value-type="string">
            <text:p text:style-name="P29">01 Coordenação seleciona aluno;</text:p>
            <text:p text:style-name="P29">02 Coordenação preenche informações para preencher auxílio;</text:p>
            <text:p text:style-name="P29">03 Coordenação requisita confirmação da operação;</text:p>
            <text:p text:style-name="P29">04 Sistema confirma operação, registrando o auxílio;</text:p>
          </table:table-cell>
        </table:table-row>
        <table:table-row>
          <table:table-cell table:style-name="Table4.A2" office:value-type="string">
            <text:p text:style-name="P23">Fluxo Alternativo:</text:p>
          </table:table-cell>
          <table:table-cell table:style-name="Table4.B2" office:value-type="string">
            <text:p text:style-name="P29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4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31">Regras de Negócio: RN 2.1</text:p>
                </table:table-cell>
              </table:table-row>
              <table:table-row>
                <table:table-cell table:style-name="Table4.B2" office:value-type="string">
                  <text:p text:style-name="P39"><text:span text:style-name="T9">Não Funcionais:</text:span> <text:span text:style-name="T10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3">Prioridade:</text:p>
          </table:table-cell>
          <table:table-cell table:style-name="Table4.B2" office:value-type="string">
            <text:p text:style-name="P23">Média</text:p>
          </table:table-cell>
        </table:table-row>
      </table:table>
      <text:p text:style-name="P33"/>
      <text:p text:style-name="P35"/>
      <text:p text:style-name="P20">6 - Caso de Uso C.D.6 – Acompanhar Auxílio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Caso de uso:</text:p>
          </table:table-cell>
          <table:table-cell table:style-name="Table5.B1" office:value-type="string">
            <text:p text:style-name="P22">Acompanhar Auxílio</text:p>
          </table:table-cell>
        </table:table-row>
        <table:table-row>
          <table:table-cell table:style-name="Table5.A2" office:value-type="string">
            <text:p text:style-name="P23">ID:</text:p>
          </table:table-cell>
          <table:table-cell table:style-name="Table5.B2" office:value-type="string">
            <text:p text:style-name="P24">C.D.6</text:p>
          </table:table-cell>
        </table:table-row>
        <table:table-row>
          <table:table-cell table:style-name="Table5.A2" office:value-type="string">
            <text:p text:style-name="P25">Propósito:</text:p>
          </table:table-cell>
          <table:table-cell table:style-name="Table5.B2" office:value-type="string">
            <text:p text:style-name="P26">Este caso de uso tem como função acompanhar o auxílio oferecido pelo CNPq e pela UFG.</text:p>
          </table:table-cell>
        </table:table-row>
        <table:table-row>
          <table:table-cell table:style-name="Table5.A2" office:value-type="string">
            <text:p text:style-name="P23">Descrição:</text:p>
          </table:table-cell>
          <table:table-cell table:style-name="Table5.B2" office:value-type="string">
            <text:p text:style-name="P27">Alunos podem receber auxílio de várias fontes, em períodos distintos. Este caso de uso permite a secretaria acompanhar os auxílios recebidos pelos alunos. Por exemplo, o aluno pode receber, inicialmente, auxílio oferecido pelo CNPq e, posteriormente, da própria UFG.</text:p>
          </table:table-cell>
        </table:table-row>
        <table:table-row>
          <table:table-cell table:style-name="Table5.A2" office:value-type="string">
            <text:p text:style-name="P23">Ator(es):</text:p>
          </table:table-cell>
          <table:table-cell table:style-name="Table5.B2" office:value-type="string">
            <text:p text:style-name="P36">Coordenação</text:p>
          </table:table-cell>
        </table:table-row>
        <table:table-row>
          <table:table-cell table:style-name="Table5.A2" office:value-type="string">
            <text:p text:style-name="P23">Fluxo Principal:</text:p>
          </table:table-cell>
          <table:table-cell table:style-name="Table5.B2" office:value-type="string">
            <text:p text:style-name="P29">01 Coordenação seleciona aluno;</text:p>
            <text:p text:style-name="P29">02 Sistema exibe as informações pertinentes ao auxílio;</text:p>
          </table:table-cell>
        </table:table-row>
        <table:table-row>
          <table:table-cell table:style-name="Table5.A2" office:value-type="string">
            <text:p text:style-name="P23">Fluxo Alternativo:</text:p>
          </table:table-cell>
          <table:table-cell table:style-name="Table5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  <text:p text:style-name="P29">No item 02, se o aluno não possui nenhum auxílio cadastrado iniciar caso de uso Cadastrar Auxílio.</text:p>
          </table:table-cell>
        </table:table-row>
        <table:table-row>
          <table:table-cell table:style-name="Table5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5.B"/>
              <table:table-row>
                <table:table-cell table:style-name="Table5.B2" office:value-type="string">
                  <text:p text:style-name="P31">Regras de Negócio: Não se aplica.</text:p>
                </table:table-cell>
              </table:table-row>
              <table:table-row>
                <table:table-cell table:style-name="Table5.B2" office:value-type="string">
                  <text:p text:style-name="P39"><text:span text:style-name="T9">Não Funcionais:</text:span> <text:span text:style-name="T10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23">Prioridade:</text:p>
          </table:table-cell>
          <table:table-cell table:style-name="Table5.B2" office:value-type="string">
            <text:p text:style-name="P23">Média</text:p>
          </table:table-cell>
        </table:table-row>
      </table:table>
      <text:p text:style-name="P33"/>
      <text:p text:style-name="P35"/>
      <text:p text:style-name="P20">7 - Caso de Uso C.D.7 – Cadastrar Exame de Suficiência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Caso de uso:</text:p>
          </table:table-cell>
          <table:table-cell table:style-name="Table6.B1" office:value-type="string">
            <text:p text:style-name="P40">Cadastrar Exame de Suficiência</text:p>
          </table:table-cell>
        </table:table-row>
        <table:table-row>
          <table:table-cell table:style-name="Table6.A2" office:value-type="string">
            <text:p text:style-name="P23">ID:</text:p>
          </table:table-cell>
          <table:table-cell table:style-name="Table6.B2" office:value-type="string">
            <text:p text:style-name="P41">C.D.7</text:p>
          </table:table-cell>
        </table:table-row>
        <table:table-row>
          <table:table-cell table:style-name="Table6.A2" office:value-type="string">
            <text:p text:style-name="P25">Propósito:</text:p>
          </table:table-cell>
          <table:table-cell table:style-name="Table6.B2" office:value-type="string">
            <text:p text:style-name="P26">Este caso de uso tem como função cadastrar o exame de suficiência.</text:p>
          </table:table-cell>
        </table:table-row>
        <table:table-row>
          <table:table-cell table:style-name="Table6.A2" office:value-type="string">
            <text:p text:style-name="P23">Descrição:</text:p>
          </table:table-cell>
          <table:table-cell table:style-name="Table6.B2" office:value-type="string">
            <text:p text:style-name="P27">Os Alunos com extraordinário domínio do conteúdo poderão solicitar a coordenação exame de suficiência para aproveitamento de disciplina. <text:s/>Neste caso de uso, a coordenação irá registrar o resultado desse exame e se necessário comentários oportunos.</text:p>
          </table:table-cell>
        </table:table-row>
        <table:table-row>
          <table:table-cell table:style-name="Table6.A2" office:value-type="string">
            <text:p text:style-name="P23">Ator(es):</text:p>
          </table:table-cell>
          <table:table-cell table:style-name="Table6.B2" office:value-type="string">
            <text:p text:style-name="P36">Coordenação</text:p>
          </table:table-cell>
        </table:table-row>
        <table:table-row>
          <table:table-cell table:style-name="Table6.A2" office:value-type="string">
            <text:p text:style-name="P23">Fluxo Principal:</text:p>
          </table:table-cell>
          <table:table-cell table:style-name="Table6.B2" office:value-type="string">
            <text:p text:style-name="P29">01 Coordenação seleciona o aluno;</text:p>
            <text:p text:style-name="P29">02 Coordenação preenche as informações para cadastrar exame de suficiência;</text:p>
            <text:p text:style-name="P29">03 Coordenação requisita a confirmação da operação;</text:p>
            <text:p text:style-name="P29">04 Sistema confirma a operação, registrando o Exame de Suficiência.</text:p>
          </table:table-cell>
        </table:table-row>
        <table:table-row>
          <table:table-cell table:style-name="Table6.A2" office:value-type="string">
            <text:p text:style-name="P23">Fluxo Alternativo:</text:p>
          </table:table-cell>
          <table:table-cell table:style-name="Table6.B2" office:value-type="string">
            <text:p text:style-name="P29">No item 03, o sistema exibe mensagem contendo campos obrigatórios que não foram preenchidos e aqueles contendo informações inconsistentes, o sistema sugere que sejam fornecidas e alteradas, respectivamente.</text:p>
            <text:p text:style-name="P29">No item 03, caso o Aluno tenha sido reprovado nos exames de suficiência em língua(s) estrangeira(s) dentro dos prazos estabelecidos, o Aluno será desligado.</text:p>
          </table:table-cell>
        </table:table-row>
        <table:table-row>
          <table:table-cell table:style-name="Table6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6.B"/>
              <table:table-row>
                <table:table-cell table:style-name="Table6.B2" office:value-type="string">
                  <text:p text:style-name="P37">Regras de Negócio: RN 6.4, RN 18.1, RN 18.2, RN 18.3, RN 7.33, RN 7.32, RN 14.7, RN 7.29, RN 7.30, RN 7.35.</text:p>
                </table:table-cell>
              </table:table-row>
              <table:table-row>
                <table:table-cell table:style-name="Table6.B2" office:value-type="string">
                  <text:p text:style-name="P32">Não Funcionais: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6.A2" office:value-type="string">
            <text:p text:style-name="P23">Prioridade:</text:p>
          </table:table-cell>
          <table:table-cell table:style-name="Table6.B2" office:value-type="string">
            <text:p text:style-name="P23">Média</text:p>
          </table:table-cell>
        </table:table-row>
      </table:table>
      <text:p text:style-name="P33"/>
      <text:p text:style-name="P20">8 - Caso de Uso C.D.8 – Requerer Exame de Suficiência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Caso de uso:</text:p>
          </table:table-cell>
          <table:table-cell table:style-name="Table7.B1" office:value-type="string">
            <text:p text:style-name="P22">Requerer Exame de Suficiência</text:p>
          </table:table-cell>
        </table:table-row>
        <table:table-row>
          <table:table-cell table:style-name="Table7.A2" office:value-type="string">
            <text:p text:style-name="P23">ID:</text:p>
          </table:table-cell>
          <table:table-cell table:style-name="Table7.B2" office:value-type="string">
            <text:p text:style-name="P41">C.D.8</text:p>
          </table:table-cell>
        </table:table-row>
        <table:table-row>
          <table:table-cell table:style-name="Table7.A2" office:value-type="string">
            <text:p text:style-name="P25">Propósito:</text:p>
          </table:table-cell>
          <table:table-cell table:style-name="Table7.B2" office:value-type="string">
            <text:p text:style-name="P26">Este caso de uso tem como função requerer o exame de suficiência.</text:p>
          </table:table-cell>
        </table:table-row>
        <table:table-row>
          <table:table-cell table:style-name="Table7.A2" office:value-type="string">
            <text:p text:style-name="P23">Descrição:</text:p>
          </table:table-cell>
          <table:table-cell table:style-name="Table7.B2" office:value-type="string">
            <text:p text:style-name="P27">Este caso de uso permite a um Aluno requerer um Exame de Suficiência.</text:p>
          </table:table-cell>
        </table:table-row>
        <table:table-row>
          <table:table-cell table:style-name="Table7.A2" office:value-type="string">
            <text:p text:style-name="P23">Ator(es):</text:p>
          </table:table-cell>
          <table:table-cell table:style-name="Table7.B2" office:value-type="string">
            <text:p text:style-name="P36">Aluno</text:p>
          </table:table-cell>
        </table:table-row>
        <table:table-row>
          <table:table-cell table:style-name="Table7.A2" office:value-type="string">
            <text:p text:style-name="P23">Fluxo Principal:</text:p>
          </table:table-cell>
          <table:table-cell table:style-name="Table7.B2" office:value-type="string">
            <text:p text:style-name="P29">01 Aluno preenche as informações para requerer Exame de Suficiência;</text:p>
            <text:p text:style-name="P29">02 Aluno requisita a confirmação da operação;</text:p>
            <text:p text:style-name="P29">03 Sistema confirma a operação.</text:p>
          </table:table-cell>
        </table:table-row>
        <table:table-row>
          <table:table-cell table:style-name="Table7.A2" office:value-type="string">
            <text:p text:style-name="P23">Fluxo Alternativo:</text:p>
          </table:table-cell>
          <table:table-cell table:style-name="Table7.B2" office:value-type="string">
            <text:p text:style-name="P29">No item 01, caso o Aluno não esteja regularmente matriculado no programa, caso de uso termina.</text:p>
            <text:p text:style-name="P29">No item 01, caso o Aluno esteja reprovado naquela disciplina em que deseja requerer o Exame de Suficiência, caso de uso termina.</text:p>
          </table:table-cell>
        </table:table-row>
        <table:table-row>
          <table:table-cell table:style-name="Table7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7.B"/>
              <table:table-row>
                <table:table-cell table:style-name="Table7.B2" office:value-type="string">
                  <text:p text:style-name="P37">Regras de Negócio: RN 7.31, RN 7.34.</text:p>
                </table:table-cell>
              </table:table-row>
              <table:table-row>
                <table:table-cell table:style-name="Table7.B2" office:value-type="string">
                  <text:p text:style-name="P32">Não Funcionais: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7.A2" office:value-type="string">
            <text:p text:style-name="P23">Prioridade:</text:p>
          </table:table-cell>
          <table:table-cell table:style-name="Table7.B2" office:value-type="string">
            <text:p text:style-name="P23">Média</text:p>
          </table:table-cell>
        </table:table-row>
      </table:table>
      <text:p text:style-name="P33"/>
      <text:p text:style-name="P20">9 - Caso de Uso C.D.9 – Manutenir Estágio de Docência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1">Caso de uso:</text:p>
          </table:table-cell>
          <table:table-cell table:style-name="Table8.B1" office:value-type="string">
            <text:p text:style-name="P22">Manutenir Estágio de Docência</text:p>
          </table:table-cell>
        </table:table-row>
        <table:table-row>
          <table:table-cell table:style-name="Table8.A2" office:value-type="string">
            <text:p text:style-name="P23">ID:</text:p>
          </table:table-cell>
          <table:table-cell table:style-name="Table8.B2" office:value-type="string">
            <text:p text:style-name="P41">C.D.9</text:p>
          </table:table-cell>
        </table:table-row>
        <table:table-row>
          <table:table-cell table:style-name="Table8.A2" office:value-type="string">
            <text:p text:style-name="P25">Propósito:</text:p>
          </table:table-cell>
          <table:table-cell table:style-name="Table8.B2" office:value-type="string">
            <text:p text:style-name="P26">Este caso de uso tem como função manuteir estágio de docência.</text:p>
          </table:table-cell>
        </table:table-row>
        <table:table-row>
          <table:table-cell table:style-name="Table8.A2" office:value-type="string">
            <text:p text:style-name="P23">Descrição:</text:p>
          </table:table-cell>
          <table:table-cell table:style-name="Table8.B2" office:value-type="string">
            <text:p text:style-name="P27">A indicação do docente-orientador, o período do estágio e o resultado obtido deverão ser registrados no sistema. </text:p>
          </table:table-cell>
        </table:table-row>
        <table:table-row>
          <table:table-cell table:style-name="Table8.A2" office:value-type="string">
            <text:p text:style-name="P23">Ator(es):</text:p>
          </table:table-cell>
          <table:table-cell table:style-name="Table8.B2" office:value-type="string">
            <text:p text:style-name="P36">Docente</text:p>
          </table:table-cell>
        </table:table-row>
        <table:table-row>
          <table:table-cell table:style-name="Table8.A2" office:value-type="string">
            <text:p text:style-name="P23">Fluxo Principal:</text:p>
          </table:table-cell>
          <table:table-cell table:style-name="Table8.B2" office:value-type="string">
            <text:p text:style-name="P34">01 Docente seleciona um aluno;</text:p>
            <text:p text:style-name="P34">02 Docente preenche informações para manutenir estágio de docência;</text:p>
            <text:p text:style-name="P34">03 Docente requisita a confirmação da operação;</text:p>
            <text:p text:style-name="P34">04 Sistema confirma a operação, disponibilizando as informações do Estágio.</text:p>
          </table:table-cell>
        </table:table-row>
        <table:table-row>
          <table:table-cell table:style-name="Table8.A2" office:value-type="string">
            <text:p text:style-name="P23">Fluxo Alternativo:</text:p>
          </table:table-cell>
          <table:table-cell table:style-name="Table8.B2" office:value-type="string">
            <text:p text:style-name="P29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8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8.B"/>
              <table:table-row>
                <table:table-cell table:style-name="Table8.B2" office:value-type="string">
                  <text:p text:style-name="P37">Regras de Negócio: RN 8.1, RN 8.2, RN 8.3</text:p>
                </table:table-cell>
              </table:table-row>
              <table:table-row>
                <table:table-cell table:style-name="Table8.B2" office:value-type="string">
                  <text:p text:style-name="P39"><text:span text:style-name="T9">Não Funcionais:</text:span> <text:span text:style-name="T10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8.A2" office:value-type="string">
            <text:p text:style-name="P23">Prioridade:</text:p>
          </table:table-cell>
          <table:table-cell table:style-name="Table8.B2" office:value-type="string">
            <text:p text:style-name="P23">Média</text:p>
          </table:table-cell>
        </table:table-row>
      </table:table>
      <text:p text:style-name="P33"/>
      <text:p text:style-name="P35"/>
      <text:p text:style-name="P20">10 - Caso de Uso C.D.10 – Manutenir Inscrição em Disciplin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1">Caso de uso:</text:p>
          </table:table-cell>
          <table:table-cell table:style-name="Table9.B1" office:value-type="string">
            <text:p text:style-name="P22">Manutenir Inscrição em Disciplina</text:p>
          </table:table-cell>
        </table:table-row>
        <table:table-row>
          <table:table-cell table:style-name="Table9.A2" office:value-type="string">
            <text:p text:style-name="P23">ID:</text:p>
          </table:table-cell>
          <table:table-cell table:style-name="Table9.B2" office:value-type="string">
            <text:p text:style-name="P41">C.D.10</text:p>
          </table:table-cell>
        </table:table-row>
        <table:table-row>
          <table:table-cell table:style-name="Table9.A2" office:value-type="string">
            <text:p text:style-name="P25">Propósito:</text:p>
          </table:table-cell>
          <table:table-cell table:style-name="Table9.B2" office:value-type="string">
            <text:p text:style-name="P26">Este caso de uso tem como função manuteir inscrição em uma disciplina.</text:p>
          </table:table-cell>
        </table:table-row>
        <table:table-row>
          <table:table-cell table:style-name="Table9.A2" office:value-type="string">
            <text:p text:style-name="P23">Descrição:</text:p>
          </table:table-cell>
          <table:table-cell table:style-name="Table9.B2" office:value-type="string">
            <text:p text:style-name="P27">Através da execução deste caso de uso, as atividades de inscrição em disciplina pelo aluno são realizadas. O aluno deverá identificar a disciplina pertinente e registrará a sua intenção. O sistema deverá exibir: (a) o tempo de curso; (b) tempo para concluir; (c) créditos obtidos e (d) créditos para concluir. </text:p>
          </table:table-cell>
        </table:table-row>
        <table:table-row>
          <table:table-cell table:style-name="Table9.A2" office:value-type="string">
            <text:p text:style-name="P23">Ator(es):</text:p>
          </table:table-cell>
          <table:table-cell table:style-name="Table9.B2" office:value-type="string">
            <text:p text:style-name="P36">Aluno</text:p>
          </table:table-cell>
        </table:table-row>
        <table:table-row>
          <table:table-cell table:style-name="Table9.A2" office:value-type="string">
            <text:p text:style-name="P23">Fluxo Principal:</text:p>
          </table:table-cell>
          <table:table-cell table:style-name="Table9.B2" office:value-type="string">
            <text:p text:style-name="P42">01 Aluno requisita ao sistema sua inscrição em uma nova disciplina;</text:p>
            <text:p text:style-name="P42">02 Aluno seleciona disciplina;</text:p>
            <text:p text:style-name="P42">03 Sistema exibe as informações e as vagas existentes na disciplina selecionada;</text:p>
            <text:p text:style-name="P42">04 Aluno requisita a inscrição em disciplina;</text:p>
            <text:p text:style-name="P43">05 Sistema registra a inscrição associando o Aluno na disciplina.</text:p>
          </table:table-cell>
        </table:table-row>
        <table:table-row>
          <table:table-cell table:style-name="Table9.A2" office:value-type="string">
            <text:p text:style-name="P23">Fluxo Alternativo:</text:p>
          </table:table-cell>
          <table:table-cell table:style-name="Table9.B2" office:value-type="string">
            <text:p text:style-name="P29">No item 04, o sistema exibe mensagem contendo campos obrigatórios que não foram preenchidos e aqueles contendo informações inconsistentes, o sistema sugere que sejam fornecidas e alteradas, respectivamente.</text:p>
            <text:p text:style-name="P29">No item 04, caso a atividade seja inscrição em disciplina e o aluno já tenha sido aprovado nesta disciplina, o caso de uso termina.</text:p>
            <text:p text:style-name="P29">No item 04, caso a atividade seja inscrição em disciplina e esteja fora d<text:span text:style-name="T11">a época fixada pelo calendário acadêmico, o caso de uso termina.</text:span></text:p>
          </table:table-cell>
        </table:table-row>
        <table:table-row>
          <table:table-cell table:style-name="Table9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9.B"/>
              <table:table-row>
                <table:table-cell table:style-name="Table9.B2" office:value-type="string">
                  <text:p text:style-name="P37">Regras de Negócio: RN 7.3, RN 7.4, RN 7.5, RN 7.6</text:p>
                </table:table-cell>
              </table:table-row>
              <table:table-row>
                <table:table-cell table:style-name="Table9.B2" office:value-type="string">
                  <text:p text:style-name="P32">Não Funcionais: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9.A2" office:value-type="string">
            <text:p text:style-name="P23">Prioridade:</text:p>
          </table:table-cell>
          <table:table-cell table:style-name="Table9.B2" office:value-type="string">
            <text:p text:style-name="P23">Alta</text:p>
          </table:table-cell>
        </table:table-row>
      </table:table>
      <text:p text:style-name="P33"/>
      <text:p text:style-name="P20">11 - Caso de Uso C.D.11 – Manutenir Cancelamento de Disciplina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Caso de uso:</text:p>
          </table:table-cell>
          <table:table-cell table:style-name="Table10.B1" office:value-type="string">
            <text:p text:style-name="P22">Manutenir Cancelamento de Disciplina</text:p>
          </table:table-cell>
        </table:table-row>
        <table:table-row>
          <table:table-cell table:style-name="Table10.A2" office:value-type="string">
            <text:p text:style-name="P23">ID:</text:p>
          </table:table-cell>
          <table:table-cell table:style-name="Table10.B2" office:value-type="string">
            <text:p text:style-name="P41">C.D.11</text:p>
          </table:table-cell>
        </table:table-row>
        <table:table-row>
          <table:table-cell table:style-name="Table10.A2" office:value-type="string">
            <text:p text:style-name="P25">Propósito:</text:p>
          </table:table-cell>
          <table:table-cell table:style-name="Table10.B2" office:value-type="string">
            <text:p text:style-name="P26">Este caso de uso tem como função manuteir o cancelamento da disciplina.</text:p>
          </table:table-cell>
        </table:table-row>
        <table:table-row>
          <table:table-cell table:style-name="Table10.A2" office:value-type="string">
            <text:p text:style-name="P23">Descrição:</text:p>
          </table:table-cell>
          <table:table-cell table:style-name="Table10.B2" office:value-type="string">
            <text:p text:style-name="P27">Através da execução deste caso de uso, o aluno poderá cancelar uma disciplina. O aluno irá identificar a disciplina pertinente e registrará sua intenção.</text:p>
          </table:table-cell>
        </table:table-row>
        <table:table-row>
          <table:table-cell table:style-name="Table10.A2" office:value-type="string">
            <text:p text:style-name="P23">Ator(es):</text:p>
          </table:table-cell>
          <table:table-cell table:style-name="Table10.B2" office:value-type="string">
            <text:p text:style-name="P36">Aluno</text:p>
          </table:table-cell>
        </table:table-row>
        <table:table-row>
          <table:table-cell table:style-name="Table10.A2" office:value-type="string">
            <text:p text:style-name="P23">Fluxo Principal:</text:p>
          </table:table-cell>
          <table:table-cell table:style-name="Table10.B2" office:value-type="string">
            <text:p text:style-name="P42">01 Aluno seleciona disciplina;</text:p>
            <text:p text:style-name="P42">02 Aluno requisita ao sistema o cancelamento da disciplina;</text:p>
            <text:p text:style-name="P42">03 O sistema registra o cancelamento da disciplina;</text:p>
          </table:table-cell>
        </table:table-row>
        <table:table-row>
          <table:table-cell table:style-name="Table10.A2" office:value-type="string">
            <text:p text:style-name="P23">Fluxo Alternativo:</text:p>
          </table:table-cell>
          <table:table-cell table:style-name="Table10.B2" office:value-type="string">
            <text:p text:style-name="P44">No item 02, caso a atividade seja cancelamento em disciplina <text:s/>e tenha completado 30% das atividades previstas para a disciplina, e não possua autorização do CPG, o caso de uso termina.</text:p>
            <text:p text:style-name="P45">No item 02, caso a atividade seja cancelamento em disciplina <text:s/>e não possua as devidas justificativas e aquiescência do orientador, o caso de uso termina.</text:p>
          </table:table-cell>
        </table:table-row>
        <table:table-row>
          <table:table-cell table:style-name="Table10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0.B"/>
              <table:table-row>
                <table:table-cell table:style-name="Table10.B2" office:value-type="string">
                  <text:p text:style-name="P37">Regras de Negócio: RN 7.12, RN 7.13</text:p>
                </table:table-cell>
              </table:table-row>
              <table:table-row>
                <table:table-cell table:style-name="Table10.B2" office:value-type="string">
                  <text:p text:style-name="P39"><text:span text:style-name="T9">Não Funcionais:</text:span> <text:span text:style-name="T10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0.A2" office:value-type="string">
            <text:p text:style-name="P23">Prioridade:</text:p>
          </table:table-cell>
          <table:table-cell table:style-name="Table10.B2" office:value-type="string">
            <text:p text:style-name="P23">Alta</text:p>
          </table:table-cell>
        </table:table-row>
      </table:table>
      <text:p text:style-name="P3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Corpo_20_Fluxo" style:display-name="Corpo Fluxo" style:family="paragraph" style:parent-style-name="Standard" style:class="text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style:font-size-asian="12pt" style:font-size-complex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Discente</text:p>
            </table:table-cell>
            <table:table-cell table:style-name="Tabela10.B2" office:value-type="string">
              <text:p text:style-name="P9"><text:s text:c="2"/>Data: <text:s/>22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14</text:page-number></text:span><text:span text:style-name="T4"> </text:span><text:span text:style-name="T5">de </text:span><text:span text:style-name="T3"><text:page-count style:num-format="1">14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14</text:page-number></text:span><text:span text:style-name="T8"> de </text:span><text:span text:style-name="T7"><text:page-count style:num-format="1">14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23:12</dc:date>
    <meta:print-date>2003-09-02T15:56:00</meta:print-date>
    <dc:language>pt-BR</dc:language>
    <meta:editing-cycles>147</meta:editing-cycles>
    <meta:editing-duration>PT5H4M25S</meta:editing-duration>
    <meta:user-defined meta:name="Info 1"/>
    <meta:user-defined meta:name="Info 2"/>
    <meta:user-defined meta:name="Info 3"/>
    <meta:user-defined meta:name="Info 4"/>
    <meta:document-statistic meta:table-count="16" meta:image-count="0" meta:object-count="0" meta:page-count="14" meta:paragraph-count="317" meta:word-count="2428" meta:character-count="14659"/>
  </office:meta>
</office:document-meta>
</file>